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Heading_20_1">
      <style:paragraph-properties fo:text-align="center" style:justify-single-word="false"/>
      <style:text-properties style:font-name="Liberation Sans" fo:font-size="18.2000007629395pt" fo:font-weight="bold" officeooo:rsid="0015ff13" officeooo:paragraph-rsid="0015ff13" style:font-name-asian="PingFang SC" style:font-size-asian="18.2000007629395pt" style:font-weight-asian="bold" style:font-name-complex="Arial Unicode MS" style:font-size-complex="18.2000007629395pt" style:font-weight-complex="bold"/>
    </style:style>
    <style:style style:name="P3" style:family="paragraph" style:parent-style-name="Standard">
      <style:text-properties officeooo:rsid="0015ff13" officeooo:paragraph-rsid="0015ff13"/>
    </style:style>
    <style:style style:name="P4" style:family="paragraph" style:parent-style-name="Standard">
      <style:paragraph-properties fo:text-align="center" style:justify-single-word="false"/>
      <style:text-properties officeooo:rsid="0015ff13" officeooo:paragraph-rsid="0015ff13"/>
    </style:style>
    <style:style style:name="P5" style:family="paragraph" style:parent-style-name="Standard">
      <style:text-properties fo:font-style="italic" officeooo:rsid="0015ff13" officeooo:paragraph-rsid="0015ff13" style:font-style-asian="italic" style:font-style-complex="italic"/>
    </style:style>
    <style:style style:name="P6" style:family="paragraph" style:parent-style-name="Standard">
      <style:text-properties officeooo:rsid="0016a949" officeooo:paragraph-rsid="0016a949"/>
    </style:style>
    <style:style style:name="P7" style:family="paragraph" style:parent-style-name="Standard">
      <style:text-properties officeooo:rsid="0018962b" officeooo:paragraph-rsid="0018962b"/>
    </style:style>
    <style:style style:name="P8" style:family="paragraph" style:parent-style-name="Standard" style:list-style-name="L1">
      <style:text-properties officeooo:rsid="0018962b" officeooo:paragraph-rsid="0018962b"/>
    </style:style>
    <style:style style:name="P9" style:family="paragraph" style:parent-style-name="Standard">
      <style:text-properties officeooo:rsid="001989da" officeooo:paragraph-rsid="001989da"/>
    </style:style>
    <style:style style:name="T1" style:family="text">
      <style:text-properties officeooo:rsid="0015ff13"/>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text-position="super 58%" officeooo:rsid="0018962b"/>
    </style:style>
    <style:style style:name="T5" style:family="text">
      <style:text-properties officeooo:rsid="0016a949"/>
    </style:style>
    <style:style style:name="T6" style:family="text">
      <style:text-properties style:font-name="Courier New"/>
    </style:style>
    <style:style style:name="T7" style:family="text">
      <style:text-properties officeooo:rsid="0018962b"/>
    </style:style>
    <style:style style:name="T8" style:family="text">
      <style:text-properties officeooo:rsid="001989d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ogito Cross Equality</text:h>
      <text:p text:style-name="P4">by Sven Nilsen, 2022</text:p>
      <text:p text:style-name="P3"/>
      <text:p text:style-name="P5">In this paper I prove that<text:span text:style-name="T7"> </text:span>“I think, therefore I am” produces “I think” cross equals “I am” <text:span text:style-name="T7">in EP</text:span>.</text:p>
      <text:p text:style-name="P3"/>
      <text:p text:style-name="P3">In the paper “Existential Propositions”<text:span text:style-name="T3"><text:reference-ref text:reference-format="text" text:ref-name="existential propositions">[1]</text:reference-ref></text:span> I argued for using the Excluded Middle for Non-Existence in Type Theoretic Existential Philosophy <text:span text:style-name="T5">(EP)</text:span>:</text:p>
      <text:p text:style-name="P3"/>
      <text:p text:style-name="P3"><text:tab/>∀ x { ¬¬x <text:span text:style-name="Citation">⋁</text:span> ¬x }</text:p>
      <text:p text:style-name="P3"/>
      <text:p text:style-name="P6">The motivation is that laws of physics in quantum mechanics is unitary<text:span text:style-name="T3"><text:reference-ref text:reference-format="text" text:ref-name="quantum mechanics">[2]</text:reference-ref></text:span>. When interpreting unitary physical laws as cross equality <text:span text:style-name="T7">(see paper</text:span><text:span text:style-name="T4"><text:reference-ref text:reference-format="text" text:ref-name="existential propositions">[1]</text:reference-ref></text:span><text:span text:style-name="T7">)</text:span>, EP is necessary for transitivity<text:span text:style-name="T3"><text:reference-ref text:reference-format="text" text:ref-name="transitive relation">[3]</text:reference-ref></text:span>.</text:p>
      <text:p text:style-name="P6"/>
      <text:p text:style-name="P6">EP is the idea that there is no direct proofs that one exists,</text:p>
      <text:p text:style-name="P6">unlike the Cogito<text:span text:style-name="T3"><text:reference-ref text:reference-format="text" text:ref-name="cogito">[4]</text:reference-ref></text:span> suggested by Descartes<text:span text:style-name="T3"><text:reference-ref text:reference-format="text" text:ref-name="descartes">[5]</text:reference-ref></text:span>:</text:p>
      <text:p text:style-name="P6"/>
      <text:p text:style-name="P6"><text:tab/>I think, therefore I am</text:p>
      <text:p text:style-name="P6"/>
      <text:p text:style-name="P6">The best one can do is the following:</text:p>
      <text:p text:style-name="P6"/>
      <text:p text:style-name="P6"><text:tab/>I don’t non-think, therefore I don’t non-exist</text:p>
      <text:p text:style-name="P6"/>
      <text:p text:style-name="P6">However, this is not the weakest possible assumption, which is:</text:p>
      <text:p text:style-name="P6"/>
      <text:p text:style-name="P6"><text:tab/>I think, thefore I don’t non-exist</text:p>
      <text:p text:style-name="P6"/>
      <text:p text:style-name="P6">Proof:</text:p>
      <text:p text:style-name="P6"/>
      <text:p text:style-name="P6"><text:span text:style-name="T6">∵</text:span><text:tab/>a =&gt; b</text:p>
      <text:p text:style-name="P6"><text:span text:style-name="T6">∴</text:span><text:tab/><text:span text:style-name="T1">¬</text:span>b =&gt; <text:span text:style-name="T1">¬</text:span>a</text:p>
      <text:p text:style-name="P6"><text:span text:style-name="T6">∴</text:span><text:tab/><text:span text:style-name="T1">¬¬</text:span>a =&gt; <text:span text:style-name="T1">¬¬</text:span>b</text:p>
      <text:p text:style-name="P6"><text:span text:style-name="T6">∴</text:span><text:tab/>a =&gt; <text:span text:style-name="T1">¬¬</text:span>b</text:p>
      <text:p text:style-name="P6"/>
      <text:p text:style-name="P6">This is provable in both IPL and EP.</text:p>
      <text:p text:style-name="P6"/>
      <text:p text:style-name="P6">No previous step is provable from the next step.</text:p>
      <text:p text:style-name="P7">This means that the last step is the weakest possible assumption.</text:p>
      <text:p text:style-name="P6"/>
      <text:p text:style-name="P7">Under the assumption that laws of physics are unitary and something causes me to think (which is unobservable), it follows that in order for transitivity to hold, two things must be true:</text:p>
      <text:p text:style-name="P7"/>
      <text:list xml:id="list3636845835" text:style-name="L1">
        <text:list-item>
          <text:p text:style-name="P8">EP</text:p>
        </text:list-item>
        <text:list-item>
          <text:p text:style-name="P8">“I think” cross equals “I am”</text:p>
        </text:list-item>
      </text:list>
      <text:p text:style-name="P7"/>
      <text:p text:style-name="P7">The definition of “cross equals” <text:span text:style-name="T8">is the following</text:span>:</text:p>
      <text:p text:style-name="P7"/>
      <text:p text:style-name="P7"><text:tab/>a =×= b<text:tab/>&lt;=&gt;<text:tab/><text:tab/>(a =&gt; ¬¬b) ⋀ (b =&gt; ¬¬a)</text:p>
      <text:p text:style-name="P7"/>
      <text:p text:style-name="P9">Q.E.D.</text:p>
      <text:p text:style-name="P9"/>
      <text:h text:style-name="P1" text:outline-level="3">References:</text:h>
      <text:p text:style-name="P3"/>
      <text:p text:style-name="P3"><text:reference-mark-start text:name="existential propositions"/>[1]<text:reference-mark-end text:name="existential propositions"/><text:tab/>“Existential Propositions”</text:p>
      <text:p text:style-name="P3"><text:tab/>Sven Nilsen, 2022</text:p>
      <text:p text:style-name="P3"><text:tab/><text:a xlink:type="simple" xlink:href="https://github.com/advancedresearch/path_semantics/blob/master/papers-wip2/existential-propositions.pdf" text:style-name="Internet_20_link" text:visited-style-name="Visited_20_Internet_20_Link"><text:span text:style-name="T2">https://github.com/advancedresearch/path_semantics/blob/master/papers-wip2/existential-propositions.pdf</text:span></text:a></text:p>
      <text:p text:style-name="P3"/>
      <text:p text:style-name="P9"><text:reference-mark-start text:name="quantum mechanics"/>[2]<text:reference-mark-end text:name="quantum mechanics"/><text:tab/>“Quantum mechanics”</text:p>
      <text:p text:style-name="P9"><text:tab/>Wikipedia</text:p>
      <text:p text:style-name="P9"><text:tab/><text:a xlink:type="simple" xlink:href="https://en.wikipedia.org/wiki/Quantum_mechanics" text:style-name="Internet_20_link" text:visited-style-name="Visited_20_Internet_20_Link"><text:span text:style-name="T2">https://en.wikipedia.org/wiki/Quantum_mechanics</text:span></text:a></text:p>
      <text:p text:style-name="P9"/>
      <text:p text:style-name="P9"><text:reference-mark-start text:name="transitive relation"/>[3]<text:reference-mark-end text:name="transitive relation"/><text:tab/>“Transitive relation”</text:p>
      <text:p text:style-name="P9"><text:tab/>Wikipedia</text:p>
      <text:p text:style-name="P9"><text:tab/><text:a xlink:type="simple" xlink:href="https://en.wikipedia.org/wiki/Transitive_relation" text:style-name="Internet_20_link" text:visited-style-name="Visited_20_Internet_20_Link"><text:span text:style-name="T2">https://en.wikipedia.org/wiki/Transitive_relation</text:span></text:a></text:p>
      <text:p text:style-name="P9"/>
      <text:p text:style-name="P9"><text:reference-mark-start text:name="cogito"/>[4]<text:reference-mark-end text:name="cogito"/><text:tab/>“Cogito, ergo sum”</text:p>
      <text:p text:style-name="P9"><text:tab/>Wikipedia</text:p>
      <text:p text:style-name="P9"><text:tab/><text:a xlink:type="simple" xlink:href="https://en.wikipedia.org/wiki/Cogito%2C_ergo_sum" text:style-name="Internet_20_link" text:visited-style-name="Visited_20_Internet_20_Link"><text:span text:style-name="T2">https://en.wikipedia.org/wiki/Cogito%2C_ergo_sum</text:span></text:a></text:p>
      <text:p text:style-name="P9"/>
      <text:p text:style-name="P9"><text:reference-mark-start text:name="descartes"/>[5]<text:reference-mark-end text:name="descartes"/><text:tab/>“René Descartes”</text:p>
      <text:p text:style-name="P9"><text:tab/>Wikipedia</text:p>
      <text:p text:style-name="P9"><text:tab/><text:a xlink:type="simple" xlink:href="https://en.wikipedia.org/wiki/René_Descartes" text:style-name="Internet_20_link" text:visited-style-name="Visited_20_Internet_20_Link"><text:span text:style-name="T2">https://en.wikipedia.org/wiki/Ren%C3%A9_Descartes</text:span></text:a></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21T16:47:32.708942417</meta:creation-date>
    <dc:date>2022-02-21T17:25:43.642579063</dc:date>
    <meta:editing-duration>PT7M28S</meta:editing-duration>
    <meta:editing-cycles>1</meta:editing-cycles>
    <meta:document-statistic meta:table-count="0" meta:image-count="0" meta:object-count="0" meta:page-count="2" meta:paragraph-count="43" meta:word-count="271" meta:character-count="1802" meta:non-whitespace-character-count="1560"/>
    <meta:generator>LibreOffice/7.2.2.2$MacOSX_X86_64 LibreOffice_project/02b2acce88a210515b4a5bb2e46cbfb63fe97d56</meta:generator>
  </office:meta>
</office:document-meta>
</file>